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751544957594336479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664587463518959646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1595840158411186537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7597434197302779938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9074323736797723270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2599225127986094622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3487168834269435037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8848149228013397304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7830536825304973647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1218421170904058315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0T15:30:24.38</dc:date>
    <dc:creator>James Lombardi</dc:creator>
    <meta:editing-duration>PT9H59M27S</meta:editing-duration>
    <meta:editing-cycles>74</meta:editing-cycles>
    <meta:document-statistic meta:table-count="0" meta:image-count="0" meta:object-count="0" meta:page-count="8" meta:paragraph-count="258" meta:word-count="2312" meta:character-count="11360"/>
  </office:meta>
</office:document-meta>
</file>